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MS Gothic" svg:font-family="'MS Gothic'" style:font-family-generic="system" style:font-pitch="variable"/>
    <style:font-face style:name="MS PGothic" svg:font-family="'MS PGothic'"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ay1" : </text:p>
      <text:p text:style-name="Standard">"All aboard! I'll explain your role on our next briefing since we need to pick up an urgent delivery. I already checked the cargo, but feel free to try out the scanner.",</text:p>
      <text:p text:style-name="Standard">"day2" : </text:p>
      <text:p text:style-name="Standard">"Welcome to Bloodsucker Cargo! We specialize in rapid delivery of living cargo! Your job will be inspecting the cargo mid flight for any parasites. Dump any infested cargo through the airlock, preferably before stuff starts crawling out of it.",</text:p>
      <text:p text:style-name="Standard"/>
      <text:p text:style-name="Standard">"day3" : </text:p>
      <text:p text:style-name="Standard">"blahagadfg",</text:p>
      <text:p text:style-name="Standard">"day4" : </text:p>
      <text:p text:style-name="Standard">"blahagadfg",</text:p>
      <text:p text:style-name="Standard">"day5" : </text:p>
      <text:p text:style-name="Standard">"blahagadf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MS Gothic" svg:font-family="'MS Gothic'" style:font-family-generic="system" style:font-pitch="variable"/>
    <style:font-face style:name="MS PGothic" svg:font-family="'MS P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S Gothic"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PGothic"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kub </meta:initial-creator>
    <meta:creation-date>2024-03-30T22:20:32.92</meta:creation-date>
    <dc:date>2024-03-30T22:53:57.01</dc:date>
    <dc:creator>Jakub </dc:creator>
    <meta:editing-duration>PT33M24S</meta:editing-duration>
    <meta:editing-cycles>3</meta:editing-cycles>
    <meta:generator>OpenOffice/4.1.13$Win32 OpenOffice.org_project/4113m1$Build-9810</meta:generator>
    <meta:document-statistic meta:table-count="0" meta:image-count="0" meta:object-count="0" meta:page-count="1" meta:paragraph-count="10" meta:word-count="84" meta:character-count="499"/>
  </office:meta>
</office:document-meta>
</file>